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text-position="0% 100%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2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text-align="end" style:justify-single-word="false"/>
      <style:text-properties style:text-position="0% 100%" fo:font-weight="bold" style:font-weight-asian="bold"/>
    </style:style>
    <style:style style:name="P7" style:family="paragraph" style:parent-style-name="Standard">
      <style:paragraph-properties fo:margin-top="0cm" fo:margin-bottom="0cm" loext:contextual-spacing="false" fo:text-align="end" style:justify-single-word="false"/>
      <style:text-properties style:text-position="0% 100%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style:text-position="0% 100%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text-position="0% 100%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text-position="0% 100%" fo:font-size="12pt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200%" fo:text-indent="1.27cm" style:auto-text-indent="false"/>
      <style:text-properties style:text-position="0% 100%" fo:font-size="12pt" style:font-size-asian="12pt" style:font-size-complex="12pt"/>
    </style:style>
    <style:style style:name="T1" style:family="text">
      <style:text-properties style:text-position="0% 100%" fo:font-size="12pt" style:font-size-asian="12pt" style:font-size-complex="12pt"/>
    </style:style>
    <style:style style:name="T2" style:family="text">
      <style:text-properties style:text-position="0% 100%"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1155cc" style:text-position="0% 100%" fo:font-size="12pt" fo:font-style="italic" style:text-underline-style="solid" style:text-underline-width="auto" style:text-underline-color="font-color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1">Instrukcja obsługi serwera szkolnego.</text:p>
      <text:p text:style-name="P2"/>
      <text:p text:style-name="P4">Sz. P.</text:p>
      <text:p text:style-name="P10">{aaaa}</text:p>
      <text:p text:style-name="P4"/>
      <text:p text:style-name="P9">Na terenie szkoły:</text:p>
      <text:p text:style-name="P12">Wystarczy uruchomić aplikację znajdującą się na pulpicie każdego komputera o nazwie: “KligSerwer.exe”</text:p>
      <text:p text:style-name="P3"/>
      <text:p text:style-name="P9">Poza terenem szkoły:</text:p>
      <text:p text:style-name="P13">Za pośrednictwem strony internetowej:</text:p>
      <text:p text:style-name="P5"><text:a xlink:type="simple" xlink:href="http://www.serwer.klig.czest.pl/" text:style-name="ListLabel_20_1" text:visited-style-name="ListLabel_20_1"><text:span text:style-name="T4">www.serwer.klig.czest.pl</text:span></text:a></text:p>
      <text:p text:style-name="P12">Po wybraniu w menu “Dostęp do serwera” następuje przekierowanie na internetową aplikację do zarządzania plikami na serwerze.</text:p>
      <text:p text:style-name="P3"/>
      <text:p text:style-name="P9">Dane do logowania:</text:p>
      <text:p text:style-name="P1"><text:span text:style-name="T2">Login:</text:span><text:span text:style-name="T1"> </text:span><text:span text:style-name="T3">{bbbb}</text:span></text:p>
      <text:p text:style-name="P1"><text:span text:style-name="T2">Hasło: </text:span><text:span text:style-name="T3">{cccc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15%" fo:keep-together="always" fo:keep-with-next="always"/>
      <style:text-properties fo:color="#000000" style:text-position="0% 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15%" fo:keep-together="always" fo:keep-with-next="always"/>
      <style:text-properties fo:color="#000000" style:text-position="0% 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15%" fo:keep-together="always" fo:keep-with-next="always"/>
      <style:text-properties fo:color="#434343" style:text-position="0% 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15%" fo:keep-together="always" fo:keep-with-next="always"/>
      <style:text-properties fo:color="#666666" style:text-position="0% 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15%" fo:keep-together="always" fo:keep-with-next="always"/>
      <style:text-properties fo:color="#666666" style:text-position="0% 100%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15%" fo:keep-together="always" fo:keep-with-next="always"/>
      <style:text-properties fo:color="#666666" style:text-position="0% 100%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15%" fo:keep-together="always" fo:keep-with-next="always"/>
      <style:text-properties fo:color="#000000" style:text-position="0% 100%"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15%" fo:keep-together="always" fo:keep-with-next="always"/>
      <style:text-properties fo:color="#666666" style:text-position="0% 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text-position="0% 100%"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  <style:text-properties style:text-position="0% 100%" fo:font-weight="bold" style:font-weight-asian="bold"/>
    </style:style>
    <style:style style:name="MP2" style:family="paragraph" style:parent-style-name="Standard">
      <style:paragraph-properties fo:margin-top="0cm" fo:margin-bottom="0cm" loext:contextual-spacing="false" fo:text-align="end" style:justify-single-word="false"/>
      <style:text-properties style:text-position="0% 100%"/>
    </style:style>
    <style:page-layout style:name="Mpm1">
      <style:page-layout-properties fo:page-width="14.801cm" fo:page-height="21.001cm" style:num-format="1" style:print-orientation="portrait" fo:margin-top="2cm" fo:margin-bottom="1.249cm" fo:margin-left="2cm" fo:margin-right="2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Uczniowie klasy III LO</text:p>
        <text:p text:style-name="MP2">Jan Bartula</text:p>
        <text:p text:style-name="MP2">Piotr Dobiec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18-10-21T23:00:21.562000000</dc:date>
    <meta:editing-duration>PT5S</meta:editing-duration>
    <meta:editing-cycles>1</meta:editing-cycles>
    <meta:document-statistic meta:table-count="0" meta:image-count="0" meta:object-count="0" meta:page-count="1" meta:paragraph-count="15" meta:word-count="62" meta:character-count="463" meta:non-whitespace-character-count="416"/>
  </office:meta>
</office:document-meta>
</file>